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6efe" officeooo:paragraph-rsid="001d6efe"/>
    </style:style>
    <style:style style:name="P2" style:family="paragraph" style:parent-style-name="Standard">
      <style:text-properties officeooo:paragraph-rsid="00210a28"/>
    </style:style>
    <style:style style:name="P3" style:family="paragraph" style:parent-style-name="Standard">
      <style:text-properties fo:font-size="14pt" fo:font-weight="bold" officeooo:rsid="001d6efe" officeooo:paragraph-rsid="001d6efe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111111" style:font-name="Helvetica" fo:letter-spacing="normal" fo:font-style="normal" fo:font-weight="normal"/>
    </style:style>
    <style:style style:name="T2" style:family="text">
      <style:text-properties fo:font-variant="normal" fo:text-transform="none" fo:color="#111111" style:font-name="Helvetica" fo:letter-spacing="normal" fo:font-style="normal" fo:font-weight="normal" officeooo:rsid="001e76b4"/>
    </style:style>
    <style:style style:name="T3" style:family="text">
      <style:text-properties fo:font-variant="normal" fo:text-transform="none" fo:color="#111111" style:font-name="Helvetica" fo:letter-spacing="normal" fo:font-style="normal" fo:font-weight="normal" officeooo:rsid="00203414"/>
    </style:style>
    <style:style style:name="T4" style:family="text">
      <style:text-properties fo:font-variant="normal" fo:text-transform="none" fo:color="#111111" style:font-name="Helvetica" fo:letter-spacing="normal" fo:font-style="normal" fo:font-weight="normal" officeooo:rsid="001d6efe"/>
    </style:style>
    <style:style style:name="T5" style:family="text">
      <style:text-properties fo:font-variant="normal" fo:text-transform="none" fo:color="#111111" style:font-name="Helvetica" fo:letter-spacing="normal" fo:font-style="normal" fo:font-weight="normal" officeooo:rsid="00210a28"/>
    </style:style>
    <style:style style:name="T6" style:family="text">
      <style:text-properties fo:font-variant="normal" fo:text-transform="none" fo:color="#111111" style:font-name="Helvetica" fo:letter-spacing="normal" fo:font-style="normal" fo:font-weight="normal" officeooo:rsid="0021a397"/>
    </style:style>
    <style:style style:name="T7" style:family="text">
      <style:text-properties officeooo:rsid="00210a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7">A</text:span>ll-<text:span text:style-name="T7">S</text:span>ports <text:span text:style-name="T7">L</text:span>inear <text:span text:style-name="T7">Guidance</text:span></text:p>
      <text:p text:style-name="P1"/>
      <text:p text:style-name="P2"><text:span text:style-name="T4">When the sky </text:span><text:span text:style-name="T3">is</text:span><text:span text:style-name="T4"> cloudy and visibility low, </text:span><text:span text:style-name="T3">hikers</text:span><text:span text:style-name="T4"> </text:span><text:span text:style-name="T3">are</text:span><text:span text:style-name="T4"> unable to stay straight and began to tur</text:span><text:span text:style-name="T2">n. </text:span><text:span text:style-name="T3">Humans have a distinct inclination to</text:span><text:span text:style-name="T1"> slip into circles when we can't see an external focal point, like a mountain top, a sun, a moon. </text:span><text:span text:style-name="T6">When or reference points are obstructed from view</text:span><text:span text:style-name="T1">, our “</text:span><text:span text:style-name="T3">instincts”</text:span><text:span text:style-name="T1"> take over and there's something inside us that won't stay straight. </text:span><text:span text:style-name="T2">The need to maintain straight line motion is critical for a number of sports and outdoor activities from open water swimming, kayaking, hiking, and cycling. Swimming long distances </text:span><text:span text:style-name="T6">as well as kayaking, sailing, hiking, running </text:span><text:span text:style-name="T2">require</text:span><text:span text:style-name="T3">s</text:span><text:span text:style-name="T2"> </text:span><text:span text:style-name="T6">the </text:span><text:span text:style-name="T2">constant checking </text:span><text:span text:style-name="T6">of visual landmarks </text:span><text:span text:style-name="T2">to </text:span><text:span text:style-name="T6">stay on co</text:span><text:span text:style-name="T2">urse. </text:span><text:span text:style-name="T6">At best, even when traveling “somewhat' linear, studies demonstrate zig – zagging that results in added distance and time.</text:span><text:span text:style-name="T2"> </text:span><text:span text:style-name="T6">In</text:span><text:span text:style-name="T2"> </text:span><text:span text:style-name="T3">sports like triathlons, </text:span><text:span text:style-name="T2">swimmers </text:span><text:span text:style-name="T6">need to swim smooth lines that result in better times and unnecessary distance</text:span><text:span text:style-name="T5">.</text:span><text:span text:style-name="T3"> In boating or hiking </text:span><text:span text:style-name="T5">from use of landmarks even when using a compass, the inefficient variations from linearity can</text:span><text:span text:style-name="T3"> result in unnecessary</text:span><text:span text:style-name="T5"> lose of </text:span><text:span text:style-name="T3">fuel or lost people</text:span><text:span text:style-name="T2">. The Linear Sensor provides real-time hepatic or auditory feedback that allows for immediate course correction to stay straight when we begin to turn. </text:span></text:p>
      <text:p text:style-name="P2"><text:span text:style-name="T2"/></text:p>
      <text:p text:style-name="P2"><text:span text:style-name="T3">The linear motion system provides a signal when the pointing compass is off course and returns no signal when the pointing compass is within 20 degrees of the correct heading </text:span><text:span text:style-name="T5">(</text:span><text:span text:style-name="T3">or a per-determined</text:span><text:span text:style-name="T5"> </text:span><text:span text:style-name="T3">degree cone set up by the </text:span><text:span text:style-name="T5">user).</text:span><text:span text:style-name="T3">. Al-Sports Linear </text:span><text:span text:style-name="T5">Guidance System also</text:span><text:span text:style-name="T3"> has the potential to assist visually impaired athletes in linear motion activiti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, 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8T10:19:22.812000000</meta:creation-date>
    <dc:date>2014-03-28T13:19:00.422000000</dc:date>
    <meta:editing-duration>PT35M59S</meta:editing-duration>
    <meta:editing-cycles>2</meta:editing-cycles>
    <meta:generator>LibreOffice/4.1.4.2$Windows_x86 LibreOffice_project/0a0440ccc0227ad9829de5f46be37cfb6edcf72</meta:generator>
    <meta:print-date>2014-03-28T12:51:34.602000000</meta:print-date>
    <meta:document-statistic meta:table-count="0" meta:image-count="0" meta:object-count="0" meta:page-count="1" meta:paragraph-count="3" meta:word-count="257" meta:character-count="1597" meta:non-whitespace-character-count="1341"/>
  </office:meta>
</office:document-meta>
</file>